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AAE66338.png"/>
  <manifest:file-entry manifest:media-type="image/png" manifest:full-path="Pictures/1000000000000556000003003F3D623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9.59cm" svg:height="9.888cm" draw:z-index="0"><draw:image xlink:href="Pictures/1000000000000556000003003F3D623A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áficos2" text:anchor-type="paragraph" svg:width="17.59cm" svg:height="9.888cm" draw:z-index="1"><draw:image xlink:href="Pictures/100000000000055600000300AAE6633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11T10:09:25.29</meta:creation-date>
    <dc:date>2015-05-11T10:11:38.36</dc:date>
    <meta:editing-duration>PT49S</meta:editing-duration>
    <meta:editing-cycles>2</meta:editing-cycles>
    <meta:generator>OpenOffice/4.1.1$Win32 OpenOffice.org_project/411m6$Build-9775</meta:generator>
    <meta:document-statistic meta:table-count="0" meta:image-count="2" meta:object-count="0" meta:page-count="1" meta:paragraph-count="0" meta:word-count="0" meta:character-count="0"/>
  </office:meta>
</office:document-meta>
</file>